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Condensed" svg:font-family="'Roboto Condensed',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000000" style:text-line-through-style="none" style:text-line-through-type="none" style:font-name="Roboto Condensed" fo:font-size="10pt" fo:letter-spacing="normal" fo:font-style="normal" style:text-underline-style="none" fo:font-weight="normal" officeooo:rsid="00180afe" officeooo:paragraph-rsid="00180afe" style:text-blinking="false" style:font-size-asian="10pt" style:font-weight-asian="normal" style:font-size-complex="10pt" style:font-weight-complex="normal"/>
    </style:style>
    <style:style style:name="P2" style:family="paragraph" style:parent-style-name="Standard">
      <style:text-properties officeooo:rsid="00180afe" officeooo:paragraph-rsid="00180afe"/>
    </style:style>
    <style:style style:name="P3" style:family="paragraph" style:parent-style-name="Text_20_body">
      <style:text-properties fo:font-variant="normal" fo:text-transform="none" fo:color="#000000" style:text-line-through-style="none" style:text-line-through-type="none" style:font-name="Roboto Condensed" fo:font-size="10pt" fo:letter-spacing="normal" fo:font-style="normal" style:text-underline-style="none" fo:font-weight="normal" officeooo:rsid="00180afe" officeooo:paragraph-rsid="00180afe" style:text-blinking="false" style:font-size-asian="10pt" style:font-weight-asian="normal" style:font-size-complex="10pt" style:font-weight-complex="normal"/>
    </style:style>
    <style:style style:name="P4" style:family="paragraph" style:parent-style-name="Text_20_body">
      <style:text-properties fo:font-variant="normal" fo:text-transform="none" fo:color="#000000" style:text-line-through-style="none" style:text-line-through-type="none" style:font-name="Roboto Condensed" fo:font-size="11pt" fo:letter-spacing="normal" fo:font-style="normal" style:text-underline-style="none" fo:font-weight="bold" officeooo:rsid="00180afe" officeooo:paragraph-rsid="00180afe" style:text-blinking="false" style:font-size-asian="11pt" style:font-weight-asian="bold" style:font-size-complex="11pt" style:font-weight-complex="bold"/>
    </style:style>
    <style:style style:name="P5" style:family="paragraph" style:parent-style-name="Text_20_body">
      <style:text-properties fo:font-variant="normal" fo:text-transform="none" fo:color="#000000" style:text-line-through-style="none" style:text-line-through-type="none" style:font-name="Roboto Condensed" fo:font-size="11pt" fo:letter-spacing="normal" fo:font-style="normal" style:text-underline-style="none" fo:font-weight="bold" officeooo:rsid="001ca1df" officeooo:paragraph-rsid="001ca1df" style:text-blinking="false" style:font-size-asian="11pt" style:font-weight-asian="bold" style:font-size-complex="11pt" style:font-weight-complex="bold"/>
    </style:style>
    <style:style style:name="P6" style:family="paragraph" style:parent-style-name="Text_20_body">
      <style:text-properties fo:font-variant="normal" fo:text-transform="none" fo:color="#000000" style:text-line-through-style="none" style:text-line-through-type="none" style:font-name="Roboto Condensed" fo:font-size="11pt" fo:letter-spacing="normal" fo:font-style="normal" style:text-underline-style="none" fo:font-weight="normal" officeooo:rsid="001c6815" officeooo:paragraph-rsid="001c6815" style:text-blinking="false" style:font-size-asian="11pt" style:font-weight-asian="normal" style:font-size-complex="11pt" style:font-weight-complex="normal"/>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21b932" officeooo:paragraph-rsid="0021b932"/>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weight="bold" officeooo:rsid="0021b932" officeooo:paragraph-rsid="0022c75f" style:font-weight-asian="bold" style:font-weight-complex="bold"/>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weight="bold" officeooo:rsid="0024621d" officeooo:paragraph-rsid="0024621d" style:font-weight-asian="bold" style:font-weight-complex="bold"/>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inherit" fo:font-size="12pt" fo:letter-spacing="normal" fo:font-style="normal" fo:font-weight="normal" officeooo:rsid="001ca1df" style:font-weight-asian="normal" style:font-weight-complex="normal" loext:padding="0in" loext:border="none"/>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inherit" fo:font-size="12pt" fo:letter-spacing="normal" fo:font-style="normal" fo:font-weight="normal" officeooo:rsid="002566a4" officeooo:paragraph-rsid="00273020" style:font-weight-asian="normal" style:font-weight-complex="normal" loext:padding="0in" loext:border="none"/>
    </style:style>
    <style:style style:name="P1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inherit" fo:font-size="12pt" fo:letter-spacing="normal" fo:font-style="normal" fo:font-weight="normal" officeooo:rsid="002631f9" officeooo:paragraph-rsid="002566a4" style:font-weight-asian="normal" style:font-weight-complex="normal" loext:padding="0in" loext:border="none"/>
    </style:style>
    <style:style style:name="P1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inherit" fo:font-size="12pt" fo:letter-spacing="normal" fo:font-style="normal" fo:font-weight="normal" officeooo:rsid="002631f9" officeooo:paragraph-rsid="002631f9" style:font-weight-asian="normal" style:font-weight-complex="normal" loext:padding="0in" loext:border="none"/>
    </style:style>
    <style:style style:name="P1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inherit" fo:font-size="12pt" fo:letter-spacing="normal" fo:font-style="normal" fo:font-weight="normal" officeooo:rsid="002631f9" officeooo:paragraph-rsid="00273020" style:font-weight-asian="normal" style:font-weight-complex="normal" loext:padding="0in" loext:border="none"/>
    </style:style>
    <style:style style:name="P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inherit" fo:font-size="12pt" fo:letter-spacing="normal" fo:font-style="normal" fo:font-weight="normal" officeooo:rsid="00273020" officeooo:paragraph-rsid="00273020" style:font-weight-asian="normal" style:font-weight-complex="normal" loext:padding="0in" loext:border="none"/>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inherit" fo:font-size="12pt" fo:letter-spacing="normal" fo:font-style="normal" fo:font-weight="normal" officeooo:rsid="0028b070" officeooo:paragraph-rsid="0028b070" style:font-weight-asian="normal" style:font-weight-complex="normal" loext:padding="0in" loext:border="none"/>
    </style:style>
    <style:style style:name="P1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inherit" fo:font-size="12pt" fo:letter-spacing="normal" fo:font-style="normal" fo:font-weight="normal" officeooo:rsid="002b3234" officeooo:paragraph-rsid="002b3234" style:font-weight-asian="normal" style:font-weight-complex="normal" loext:padding="0in" loext:border="none"/>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inherit" fo:font-size="12pt" fo:letter-spacing="normal" fo:font-style="normal" fo:font-weight="normal" officeooo:rsid="002b4375" officeooo:paragraph-rsid="002b4375" style:font-weight-asian="normal" style:font-weight-complex="normal" loext:padding="0in" loext:border="none"/>
    </style:style>
    <style:style style:name="P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inherit" fo:font-size="12pt" fo:letter-spacing="normal" fo:font-style="normal" fo:font-weight="bold" officeooo:rsid="0024621d" officeooo:paragraph-rsid="0024621d" style:font-weight-asian="bold" style:font-weight-complex="bold" loext:padding="0in" loext:border="none"/>
    </style:style>
    <style:style style:name="P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T1" style:family="text">
      <style:text-properties fo:color="#222222" style:font-name="inherit" fo:font-size="12pt" loext:padding="0in" loext:border="none"/>
    </style:style>
    <style:style style:name="T2" style:family="text">
      <style:text-properties fo:color="#222222" style:font-name="inherit" fo:font-size="12pt" fo:font-weight="bold" loext:padding="0in" loext:border="none"/>
    </style:style>
    <style:style style:name="T3" style:family="text">
      <style:text-properties fo:font-variant="normal" fo:text-transform="none" fo:color="#222222" style:font-name="inherit" fo:font-size="12pt" fo:letter-spacing="normal" fo:font-style="normal" fo:font-weight="normal" loext:padding="0in" loext:border="none"/>
    </style:style>
    <style:style style:name="T4" style:family="text">
      <style:text-properties fo:font-variant="normal" fo:text-transform="none" fo:color="#222222" style:font-name="inherit" fo:font-size="12pt" fo:letter-spacing="normal" fo:font-style="normal" fo:font-weight="normal" officeooo:rsid="001ca1df" style:font-weight-asian="normal" style:font-weight-complex="normal" loext:padding="0in" loext:border="none"/>
    </style:style>
    <style:style style:name="T5" style:family="text">
      <style:text-properties fo:font-variant="normal" fo:text-transform="none" fo:color="#222222" style:font-name="inherit" fo:font-size="12pt" fo:letter-spacing="normal" fo:font-style="normal" fo:font-weight="normal" style:font-weight-asian="normal" style:font-weight-complex="normal" loext:padding="0in" loext:border="none"/>
    </style:style>
    <style:style style:name="T6" style:family="text">
      <style:text-properties fo:font-variant="normal" fo:text-transform="none" fo:color="#222222" style:font-name="inherit" fo:font-size="12pt" fo:letter-spacing="normal" fo:font-style="normal" fo:font-weight="normal" officeooo:rsid="0022c75f" style:font-weight-asian="normal" style:font-weight-complex="normal" loext:padding="0in" loext:border="none"/>
    </style:style>
    <style:style style:name="T7" style:family="text">
      <style:text-properties fo:font-variant="normal" fo:text-transform="none" fo:color="#222222" style:font-name="inherit" fo:font-size="12pt" fo:letter-spacing="normal" fo:font-style="normal" fo:font-weight="normal" officeooo:rsid="0024621d" style:font-weight-asian="normal" style:font-weight-complex="normal" loext:padding="0in" loext:border="none"/>
    </style:style>
    <style:style style:name="T8" style:family="text">
      <style:text-properties fo:font-variant="normal" fo:text-transform="none" fo:color="#222222" style:font-name="inherit" fo:font-size="12pt" fo:letter-spacing="normal" fo:font-style="normal" fo:font-weight="bold" loext:padding="0in" loext:border="none"/>
    </style:style>
    <style:style style:name="T9" style:family="text">
      <style:text-properties fo:font-variant="normal" fo:text-transform="none" fo:color="#222222" style:font-name="inherit" fo:font-size="12pt" fo:letter-spacing="normal" fo:font-style="normal" fo:font-weight="bold" officeooo:rsid="001ca1df" style:font-weight-asian="bold" style:font-weight-complex="bold" loext:padding="0in" loext:border="none"/>
    </style:style>
    <style:style style:name="T10" style:family="text">
      <style:text-properties fo:font-variant="normal" fo:text-transform="none" fo:color="#222222" style:font-name="inherit" fo:font-size="12pt" fo:letter-spacing="normal" fo:font-style="normal" fo:font-weight="bold" style:font-weight-asian="bold" style:font-weight-complex="bold" loext:padding="0in" loext:border="none"/>
    </style:style>
    <style:style style:name="T11" style:family="text">
      <style:text-properties fo:font-variant="normal" fo:text-transform="none" fo:color="#222222" style:font-name="inherit" fo:font-size="12pt" fo:letter-spacing="normal" fo:font-style="normal" loext:padding="0in" loext:border="none"/>
    </style:style>
    <style:style style:name="T12" style:family="text">
      <style:text-properties officeooo:rsid="001aab88"/>
    </style:style>
    <style:style style:name="T13" style:family="text">
      <style:text-properties officeooo:rsid="00263f8c"/>
    </style:style>
    <style:style style:name="T14" style:family="text">
      <style:text-properties officeooo:rsid="00273020"/>
    </style:style>
    <style:style style:name="T15" style:family="text">
      <style:text-properties officeooo:rsid="0028b0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Nicaragua sigue con la segunda tasa más alta de embarazos en adolescentes en América Lat<text:span text:style-name="T13">i</text:span>na. Por desgracia esta problemática ya se ve como algo normal pero, <text:span text:style-name="T12">n</text:span>o deberiamos verlo asi, ya que nunca será normal que una niña de al rededor de 12 a 16 años salga embarazada. Esto puede ser por muchas causas, entre ellas la falta de información acerca de los métodos anticonceptivo que hay, por la falta de confianza entre padres e hijos ya que se cree que al habla de sexo, se le esta instando a la niña, niño y adolescente a tener relaciones.</text:h>
      <text:p text:style-name="P3"/>
      <text:p text:style-name="P4">¿Que siente la adolescente al darse cuenta que esta embarazada?</text:p>
      <text:p text:style-name="P6">Algunas mujeres nos hemos preguntado que se siente estar embarazada. En el caso de una adolescente, puede sentir diversas emociones, entre ellas miedo, felicidad, nervios, estres, puesto que no saben como podra enfrentar la vida, no tiene idea si al darse cuenta su familia podra apoyarla para salir adelante con su bebé. En algunos casos la familia la apoya y ella puede salir adelnte con sus estudios pero en otros <text:s/>casos es diferente y la familia la excluye y la deja sola sin saber que hacer.</text:p>
      <text:p text:style-name="P4"/>
      <text:p text:style-name="P5">Algunas consecuencias que trae el embarazo en la adolescencia son:</text:p>
      <text:p text:style-name="P5"/>
      <text:p text:style-name="P3"><text:span text:style-name="T1">- </text:span><text:span text:style-name="Strong_20_Emphasis"><text:span text:style-name="T2">Miedo a ser rechazadas socialmente</text:span></text:span><text:span text:style-name="T1">: una de las consecuencias de la adolescencia y el embarazo es que la joven lse siente criticada por su entorno y tiende a aislarse del grupo.</text:span></text:p>
      <text:p text:style-name="P7"><text:span text:style-name="T3">- </text:span><text:span text:style-name="Strong_20_Emphasis"><text:span text:style-name="T8">Rechazo al bebé</text:span></text:span><text:span text:style-name="T3">: son niñas y no desean asumir la responsabilidad, el tiempo y las obligaciones que supone ser madre. Sin embargo, esto también las hace sentirse culpables, tristes y su autoestima se reduce.</text:span></text:p>
      <text:p text:style-name="P7"><text:span text:style-name="T3">- </text:span><text:span text:style-name="Strong_20_Emphasis"><text:span text:style-name="T8">Problemas con la familia</text:span></text:span><text:span text:style-name="T3">: comunicar el embarazo en la familia muchas veces es fuente de conflicto e incluso rechazo por parte de su propio entorno.</text:span></text:p>
      <text:p text:style-name="P7"><text:span text:style-name="T3">- </text:span><text:span text:style-name="T9">Deserción escolar:</text:span><text:span text:style-name="T4"> La adolescente en muchos casos se ve obligada a dejar sus estudios a un lado para dedicarse a la crianza del bebé</text:span></text:p>
      <text:p text:style-name="P7"><text:span text:style-name="T4"/></text:p>
      <text:p text:style-name="P12">aun en a actualidad el tema de embarazo en la adolescencia sigue siendo un tabu, los padres creen que hablar de sexualidad con sus hijos es instarlos a tener sexo <text:span text:style-name="T14">cuando en realidad hablar de sexualidad es una de las mejores formas para prevenir el embarazo en la adolescencia. </text:span></text:p>
      <text:p text:style-name="P15"/>
      <text:p text:style-name="P15">Al hacer entrevistas a la personas que circulaban en las calles me di cuenta del el pensar de las personas, los hombres respondieron de una manera muy machi<text:span text:style-name="T14">s</text:span>ta en cambi<text:span text:style-name="T14">o</text:span> las mujeres respondieron algo mas acorde con lo que realmente esta sucediendo</text:p>
      <text:p text:style-name="P15"/>
      <text:p text:style-name="P16"><text:soft-page-break/>una de las principales causas del el porque se da el embarazo <text:span text:style-name="T15">a temprana edad es la falta de amor y comunicacion entre padres e hijos, puesto que ellos/as buscan ese amor y esa comprension en otras personas, personas que no siempre resultan tener buenas intenciones, sino que solamente se aprovechan de la necesidad de amor que tienen.</text:span></text:p>
      <text:p text:style-name="P16"/>
      <text:p text:style-name="P18"><text:s text:c="2"/>body {</text:p>
      <text:p text:style-name="P18"><text:s text:c="6"/>background:linear-gradient(to bottom,#fab1a0,#ff7979,#b71540);</text:p>
      <text:p text:style-name="P18"><text:s text:c="4"/>}</text:p>
      <text:p text:style-name="P17"/>
      <text:p text:style-name="P19"><text:s text:c="2"/>background:linear-gradient(to bottom,#ff7979,#b71540,#fab1a0);</text:p>
      <text:p text:style-name="P15"/>
      <text:p text:style-name="P17">&lt;strong&gt;¿Que siente la adolescente al darse cuenta que esta embarazada?&lt;/strong&gt;</text:p>
      <text:p text:style-name="P17">Algunas mujeres nos hemos preguntado que se siente estar embarazada. En el caso de una adolescente,</text:p>
      <text:p text:style-name="P17"><text:s/>puede sentir diversas emociones, entre ellas miedo, felicidad, nervios, estres, puesto que no saben</text:p>
      <text:p text:style-name="P17"><text:s/>como podra enfrentar la vida, no tiene idea si al darse cuenta su familia podra apoyarla para salir</text:p>
      <text:p text:style-name="P17"><text:s/>adelante con su bebé. En algunos casos la familia la apoya y ella puede salir adelnte con sus estudios</text:p>
      <text:p text:style-name="P17"><text:s/>pero en otros <text:s/>casos es diferente y la familia la excluye y la deja sola sin saber que hacer.&lt;/p&gt;</text:p>
      <text:p text:style-name="P11"/>
      <text:p text:style-name="P11"/>
      <text:p text:style-name="P11"/>
      <text:p text:style-name="P11"/>
      <text:p text:style-name="P11"/>
      <text:p text:style-name="P11"/>
      <text:p text:style-name="P11"/>
      <text:p text:style-name="P11"/>
      <text:p text:style-name="P8"><text:span text:style-name="T10">Nombre del proycto:</text:span><text:span text:style-name="T5"> “Es mejor cargar una mochila que cargar una barriga”</text:span></text:p>
      <text:p text:style-name="P8"><text:span text:style-name="T10">¿Cuál es el problema?</text:span><text:span text:style-name="T5"> Que hoy en dia hay mas niñas embarazadas en edades entre 12-19 años</text:span></text:p>
      <text:p text:style-name="P9"><text:span text:style-name="T11">Descripcion del proyecto: </text:span><text:span text:style-name="T5">Este proyecto consiste en </text:span><text:span text:style-name="T7">brin</text:span><text:span text:style-name="T6">dar informacion a </text:span></text:p>
      <text:p text:style-name="P9"><text:span text:style-name="T6">las y los <text:s/>adolescentes acerca de los diferente metodos anticonceptivos, </text:span><text:span text:style-name="T7">de como utilizarlos correctamente, </text:span><text:span text:style-name="T6">de una manera diferente, de una manera mas </text:span><text:span text:style-name="T7">didactica para que las y los adolescentes sientan mas interes respecto a esta grave problematica</text:span></text:p>
      <text:p text:style-name="P10"><text:soft-page-break/><text:span text:style-name="T11">Solucion: </text:span><text:span text:style-name="T5">Reeducar a las familias, que en las escuelas se de una educacion sexual correcta sin tabues a las niñas, niños y adolescentes</text:span></text:p>
      <text:p text:style-name="P20">Meta: </text:p>
      <text:p text:style-name="P20"/>
      <text:p text:style-name="P13"/>
      <text:p text:style-name="P14"/>
      <text:p text:style-name="P14"/>
      <text:p text:style-name="P14"/>
      <text:p text:style-name="P14"/>
      <text:p text:style-name="P14"/>
      <text:p text:style-name="P11"/>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Condensed" svg:font-family="'Roboto Condensed',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09:53:35.938516483</meta:creation-date>
    <dc:date>2018-09-22T11:43:50.766844927</dc:date>
    <meta:editing-duration>PT8H11M16S</meta:editing-duration>
    <meta:editing-cycles>6</meta:editing-cycles>
    <meta:generator>LibreOffice/5.1.6.2$Linux_X86_64 LibreOffice_project/10m0$Build-2</meta:generator>
    <meta:document-statistic meta:table-count="0" meta:image-count="0" meta:object-count="0" meta:page-count="3" meta:paragraph-count="27" meta:word-count="674" meta:character-count="4039" meta:non-whitespace-character-count="3368"/>
  </office:meta>
</office:document-meta>
</file>